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8792" calcext:value-type="float">
            <text:p>68.0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3176" calcext:value-type="float">
            <text:p>68.0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1112" calcext:value-type="float">
            <text:p>67.5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3456" calcext:value-type="float">
            <text:p>66.5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4104" calcext:value-type="float">
            <text:p>66.3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9888" calcext:value-type="float">
            <text:p>66.1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5176" calcext:value-type="float">
            <text:p>65.0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6288" calcext:value-type="float">
            <text:p>64.0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5224" calcext:value-type="float">
            <text:p>63.8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0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224" calcext:value-type="float">
            <text:p>62.7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0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198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198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2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